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c45be" officeooo:paragraph-rsid="000c45be"/>
    </style:style>
    <style:style style:name="P2" style:family="paragraph" style:parent-style-name="Standard">
      <style:text-properties style:font-name="Arial" officeooo:rsid="000c45be" officeooo:paragraph-rsid="000fd12f"/>
    </style:style>
    <style:style style:name="P3" style:family="paragraph" style:parent-style-name="Standard">
      <style:text-properties style:font-name="Arial" officeooo:rsid="000c45be" officeooo:paragraph-rsid="0012a793"/>
    </style:style>
    <style:style style:name="P4" style:family="paragraph" style:parent-style-name="Standard">
      <style:text-properties style:font-name="Arial" officeooo:rsid="000c45be" officeooo:paragraph-rsid="0012fd04"/>
    </style:style>
    <style:style style:name="P5" style:family="paragraph" style:parent-style-name="Standard">
      <style:text-properties style:font-name="Arial" officeooo:rsid="000c45be" officeooo:paragraph-rsid="00195ef6"/>
    </style:style>
    <style:style style:name="P6" style:family="paragraph" style:parent-style-name="Standard">
      <style:text-properties style:font-name="Arial" officeooo:rsid="000c45be" officeooo:paragraph-rsid="001cc37d"/>
    </style:style>
    <style:style style:name="P7" style:family="paragraph" style:parent-style-name="Standard">
      <style:text-properties style:font-name="Arial" officeooo:rsid="000c45be" officeooo:paragraph-rsid="001da781"/>
    </style:style>
    <style:style style:name="P8" style:family="paragraph" style:parent-style-name="Standard">
      <style:text-properties style:font-name="Arial" officeooo:rsid="000c45be" officeooo:paragraph-rsid="001e6327"/>
    </style:style>
    <style:style style:name="P9" style:family="paragraph" style:parent-style-name="Standard">
      <style:text-properties style:font-name="Arial" officeooo:rsid="000c45be" officeooo:paragraph-rsid="00210a92"/>
    </style:style>
    <style:style style:name="P10" style:family="paragraph" style:parent-style-name="Standard">
      <style:text-properties style:font-name="Arial" officeooo:rsid="000c45be" officeooo:paragraph-rsid="0022b4f3"/>
    </style:style>
    <style:style style:name="P11" style:family="paragraph" style:parent-style-name="Standard">
      <style:text-properties style:font-name="Arial" fo:font-size="16pt" fo:font-style="italic" officeooo:rsid="000c45be" officeooo:paragraph-rsid="000c45be" style:font-size-asian="14pt" style:font-style-asian="italic" style:font-size-complex="16pt" style:font-style-complex="italic"/>
    </style:style>
    <style:style style:name="P12" style:family="paragraph" style:parent-style-name="Standard">
      <style:text-properties style:font-name="Arial" fo:font-size="16pt" fo:font-style="italic" officeooo:rsid="000c45be" officeooo:paragraph-rsid="00195ef6" style:font-size-asian="14pt" style:font-style-asian="italic" style:font-size-complex="16pt" style:font-style-complex="italic"/>
    </style:style>
    <style:style style:name="P13" style:family="paragraph" style:parent-style-name="Standard">
      <style:text-properties style:font-name="Arial" fo:font-size="16pt" fo:font-style="italic" officeooo:rsid="000dfcdd" officeooo:paragraph-rsid="000dfcdd" style:font-size-asian="14pt" style:font-style-asian="italic" style:font-size-complex="16pt" style:font-style-complex="italic"/>
    </style:style>
    <style:style style:name="P14" style:family="paragraph" style:parent-style-name="Standard">
      <style:text-properties style:font-name="Arial" fo:font-size="16pt" fo:font-style="italic" officeooo:rsid="00195ef6" officeooo:paragraph-rsid="00195ef6" style:font-size-asian="14pt" style:font-style-asian="italic" style:font-size-complex="16pt" style:font-style-complex="italic"/>
    </style:style>
    <style:style style:name="P15" style:family="paragraph" style:parent-style-name="Standard">
      <style:text-properties style:font-name="Arial" fo:font-size="16pt" fo:font-style="italic" officeooo:rsid="001a02ec" officeooo:paragraph-rsid="001a02ec" style:font-size-asian="14pt" style:font-style-asian="italic" style:font-size-complex="16pt" style:font-style-complex="italic"/>
    </style:style>
    <style:style style:name="P16" style:family="paragraph" style:parent-style-name="Standard">
      <style:text-properties style:font-name="Arial" fo:font-size="16pt" fo:font-style="italic" officeooo:rsid="000c45be" officeooo:paragraph-rsid="000c45be" style:font-size-asian="16pt" style:font-style-asian="italic" style:font-size-complex="16pt" style:font-style-complex="italic"/>
    </style:style>
    <style:style style:name="P17" style:family="paragraph" style:parent-style-name="Standard">
      <style:text-properties style:font-name="Arial" fo:font-size="16pt" officeooo:rsid="000c45be" officeooo:paragraph-rsid="000c45be" style:font-size-asian="14pt" style:font-size-complex="16pt"/>
    </style:style>
    <style:style style:name="P18" style:family="paragraph" style:parent-style-name="Standard">
      <style:text-properties style:font-name="Arial" fo:font-size="16pt" officeooo:rsid="000c45be" officeooo:paragraph-rsid="00195ef6" style:font-size-asian="14pt" style:font-size-complex="16pt"/>
    </style:style>
    <style:style style:name="P19" style:family="paragraph" style:parent-style-name="Standard">
      <style:text-properties style:font-name="Arial" fo:font-size="16pt" officeooo:rsid="000dfcdd" officeooo:paragraph-rsid="000dfcdd" style:font-size-asian="14pt" style:font-size-complex="16pt"/>
    </style:style>
    <style:style style:name="P20" style:family="paragraph" style:parent-style-name="Standard">
      <style:text-properties style:font-name="Arial" fo:font-size="16pt" officeooo:rsid="00195ef6" officeooo:paragraph-rsid="00195ef6" style:font-size-asian="14pt" style:font-size-complex="16pt"/>
    </style:style>
    <style:style style:name="P21" style:family="paragraph" style:parent-style-name="Standard">
      <style:text-properties style:font-name="Arial" fo:font-size="16pt" officeooo:rsid="001a02ec" officeooo:paragraph-rsid="001a02ec" style:font-size-asian="14pt" style:font-size-complex="16pt"/>
    </style:style>
    <style:style style:name="P22" style:family="paragraph" style:parent-style-name="Standard">
      <style:text-properties style:font-name="Arial" fo:font-size="16pt" fo:font-style="normal" officeooo:rsid="001a02ec" officeooo:paragraph-rsid="001b36bc" style:font-size-asian="14pt" style:font-style-asian="normal" style:font-size-complex="16pt" style:font-style-complex="normal"/>
    </style:style>
    <style:style style:name="P23" style:family="paragraph" style:parent-style-name="Standard">
      <style:text-properties style:font-name="Arial" fo:font-size="20pt" fo:font-style="italic" officeooo:rsid="000c45be" officeooo:paragraph-rsid="000c45be" style:font-size-asian="20pt" style:font-style-asian="italic" style:font-size-complex="20pt" style:font-style-complex="italic"/>
    </style:style>
    <style:style style:name="P24" style:family="paragraph" style:parent-style-name="Standard">
      <style:text-properties style:font-name="Arial" fo:font-size="20pt" fo:font-style="italic" officeooo:rsid="000c45be" officeooo:paragraph-rsid="00195ef6" style:font-size-asian="20pt" style:font-style-asian="italic" style:font-size-complex="20pt" style:font-style-complex="italic"/>
    </style:style>
    <style:style style:name="P25" style:family="paragraph" style:parent-style-name="Standard">
      <style:paragraph-properties fo:text-align="center" style:justify-single-word="false"/>
      <style:text-properties style:font-name="Arial" fo:font-size="26pt" fo:font-weight="bold" officeooo:rsid="000c45be" officeooo:paragraph-rsid="000c45be" style:font-size-asian="26pt" style:font-weight-asian="bold" style:font-size-complex="26pt" style:font-weight-complex="bold"/>
    </style:style>
    <style:style style:name="P26" style:family="paragraph" style:parent-style-name="Standard">
      <style:text-properties style:font-name="Arial" fo:font-size="12pt" officeooo:rsid="000c45be" officeooo:paragraph-rsid="000c45be" style:font-size-asian="10.5pt" style:font-size-complex="12pt"/>
    </style:style>
    <style:style style:name="P27" style:family="paragraph" style:parent-style-name="Standard">
      <style:text-properties style:font-name="Arial" fo:font-size="12pt" officeooo:rsid="000c45be" officeooo:paragraph-rsid="000dfcdd" style:font-size-asian="10.5pt" style:font-size-complex="12pt"/>
    </style:style>
    <style:style style:name="P28" style:family="paragraph" style:parent-style-name="Standard">
      <style:text-properties style:font-name="Arial" fo:font-size="12pt" officeooo:rsid="000dfcdd" officeooo:paragraph-rsid="000dfcdd" style:font-size-asian="10.5pt" style:font-size-complex="12pt"/>
    </style:style>
    <style:style style:name="P29" style:family="paragraph" style:parent-style-name="Standard">
      <style:text-properties style:font-name="Arial" fo:font-size="12pt" officeooo:rsid="00195ef6" officeooo:paragraph-rsid="00195ef6" style:font-size-asian="10.5pt" style:font-size-complex="12pt"/>
    </style:style>
    <style:style style:name="P30" style:family="paragraph" style:parent-style-name="Standard">
      <style:text-properties style:font-name="Arial" fo:font-size="12pt" officeooo:rsid="00195ef6" officeooo:paragraph-rsid="001a02ec" style:font-size-asian="10.5pt" style:font-size-complex="12pt"/>
    </style:style>
    <style:style style:name="P31" style:family="paragraph" style:parent-style-name="Standard">
      <style:text-properties style:font-name="Arial" fo:font-size="12pt" officeooo:rsid="001a02ec" officeooo:paragraph-rsid="001a02ec" style:font-size-asian="10.5pt" style:font-size-complex="12pt"/>
    </style:style>
    <style:style style:name="P32" style:family="paragraph" style:parent-style-name="Standard">
      <style:text-properties style:font-name="Arial" fo:font-size="12pt" fo:font-style="italic" officeooo:rsid="000c45be" officeooo:paragraph-rsid="00195ef6" style:font-size-asian="12pt" style:font-style-asian="italic" style:font-size-complex="12pt" style:font-style-complex="italic"/>
    </style:style>
    <style:style style:name="P33" style:family="paragraph" style:parent-style-name="Standard">
      <style:text-properties style:font-name="Arial" fo:font-size="12pt" officeooo:rsid="001a02ec" officeooo:paragraph-rsid="001a02ec" style:font-size-asian="12pt" style:font-size-complex="12pt"/>
    </style:style>
    <style:style style:name="P34" style:family="paragraph" style:parent-style-name="Standard">
      <style:text-properties style:font-name="Arial" officeooo:rsid="001cc37d" officeooo:paragraph-rsid="001cc37d"/>
    </style:style>
    <style:style style:name="P35" style:family="paragraph" style:parent-style-name="Standard">
      <style:text-properties style:font-name="Arial" officeooo:rsid="001e6327" officeooo:paragraph-rsid="001e6327"/>
    </style:style>
    <style:style style:name="P36" style:family="paragraph" style:parent-style-name="Standard">
      <style:text-properties style:font-name="Arial" officeooo:rsid="00210a92" officeooo:paragraph-rsid="00210a92"/>
    </style:style>
    <style:style style:name="P37" style:family="paragraph" style:parent-style-name="Standard">
      <style:text-properties style:font-name="Arial" officeooo:rsid="0022b4f3" officeooo:paragraph-rsid="0022b4f3"/>
    </style:style>
    <style:style style:name="P38" style:family="paragraph" style:parent-style-name="Standard">
      <style:text-properties style:font-name="Arial" officeooo:rsid="0022b4f3" officeooo:paragraph-rsid="0024ba59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dfcd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dfcdd" style:font-size-asian="14pt" style:font-size-complex="14pt"/>
    </style:style>
    <style:style style:name="T7" style:family="text">
      <style:text-properties fo:font-size="14pt" officeooo:rsid="000fd12f" style:font-size-asian="14pt" style:font-size-complex="14pt"/>
    </style:style>
    <style:style style:name="T8" style:family="text">
      <style:text-properties fo:font-size="14pt" officeooo:rsid="0010f953" style:font-size-asian="14pt" style:font-size-complex="14pt"/>
    </style:style>
    <style:style style:name="T9" style:family="text">
      <style:text-properties fo:font-size="14pt" officeooo:rsid="0012a793" style:font-size-asian="14pt" style:font-size-complex="14pt"/>
    </style:style>
    <style:style style:name="T10" style:family="text">
      <style:text-properties fo:font-size="14pt" officeooo:rsid="00155d52" style:font-size-asian="14pt" style:font-size-complex="14pt"/>
    </style:style>
    <style:style style:name="T11" style:family="text">
      <style:text-properties fo:font-size="14pt" officeooo:rsid="0016db01" style:font-size-asian="14pt" style:font-size-complex="14pt"/>
    </style:style>
    <style:style style:name="T12" style:family="text">
      <style:text-properties fo:font-size="14pt" officeooo:rsid="001a02ec" style:font-size-asian="14pt" style:font-size-complex="14pt"/>
    </style:style>
    <style:style style:name="T13" style:family="text">
      <style:text-properties fo:font-size="14pt" officeooo:rsid="001da781" style:font-size-asian="14pt" style:font-size-complex="14pt"/>
    </style:style>
    <style:style style:name="T14" style:family="text">
      <style:text-properties fo:font-size="14pt" officeooo:rsid="001e6327" style:font-size-asian="14pt" style:font-size-complex="14pt"/>
    </style:style>
    <style:style style:name="T15" style:family="text">
      <style:text-properties fo:font-size="14pt" fo:font-weight="normal" officeooo:rsid="000fd12f" style:font-size-asian="14pt" style:font-weight-asian="normal" style:font-size-complex="14pt" style:font-weight-complex="normal"/>
    </style:style>
    <style:style style:name="T16" style:family="text">
      <style:text-properties fo:font-size="14pt" officeooo:rsid="001b36bc" style:font-size-complex="14pt"/>
    </style:style>
    <style:style style:name="T17" style:family="text">
      <style:text-properties officeooo:rsid="000fd12f"/>
    </style:style>
    <style:style style:name="T18" style:family="text">
      <style:text-properties officeooo:rsid="0010f953"/>
    </style:style>
    <style:style style:name="T19" style:family="text">
      <style:text-properties officeooo:rsid="0012a793"/>
    </style:style>
    <style:style style:name="T20" style:family="text">
      <style:text-properties officeooo:rsid="0012fd04"/>
    </style:style>
    <style:style style:name="T21" style:family="text">
      <style:text-properties officeooo:rsid="00138c46"/>
    </style:style>
    <style:style style:name="T22" style:family="text">
      <style:text-properties officeooo:rsid="00155d52"/>
    </style:style>
    <style:style style:name="T23" style:family="text">
      <style:text-properties officeooo:rsid="0016db01"/>
    </style:style>
    <style:style style:name="T24" style:family="text">
      <style:text-properties officeooo:rsid="001865ce"/>
    </style:style>
    <style:style style:name="T25" style:family="text">
      <style:text-properties officeooo:rsid="00195ef6"/>
    </style:style>
    <style:style style:name="T26" style:family="text">
      <style:text-properties officeooo:rsid="001a02ec"/>
    </style:style>
    <style:style style:name="T27" style:family="text">
      <style:text-properties fo:font-size="12pt" officeooo:rsid="001b36bc" style:font-size-asian="10.5pt" style:font-size-complex="12pt"/>
    </style:style>
    <style:style style:name="T28" style:family="text">
      <style:text-properties officeooo:rsid="001da781"/>
    </style:style>
    <style:style style:name="T29" style:family="text">
      <style:text-properties officeooo:rsid="001e6327"/>
    </style:style>
    <style:style style:name="T30" style:family="text">
      <style:text-properties officeooo:rsid="001ffb38"/>
    </style:style>
    <style:style style:name="T31" style:family="text">
      <style:text-properties officeooo:rsid="002308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Assignment 1 – MIS and MID</text:p>
      <text:p text:style-name="P1"/>
      <text:p text:style-name="P1"><text:span text:style-name="T2">Module:</text:span> board</text:p>
      <text:p text:style-name="P1">Defines a 6 row by 7 column Connect Four board, as an abstract data type (ADT) Board. Contains access programs to interact with the board. <text:span text:style-name="T30">When compiling the production application, use the compiler flag -DNDEBUG.</text:span></text:p>
      <text:p text:style-name="P1"/>
      <text:p text:style-name="P23">--- Interface ---</text:p>
      <text:p text:style-name="P11"/>
      <text:p text:style-name="P1"><text:span text:style-name="T1">Uses:</text:span></text:p>
      <text:p text:style-name="P1"><text:tab/>None</text:p>
      <text:p text:style-name="P17"/>
      <text:p text:style-name="P13">Defined Macros/Constants:</text:p>
      <text:p text:style-name="P27"><text:span text:style-name="T4"><text:tab/></text:span><text:span text:style-name="T6">NUM_ROWS:</text:span><text:span text:style-name="T4"> integer</text:span></text:p>
      <text:p text:style-name="P27"><text:tab/><text:span text:style-name="T4">The number of rows in the Connect Four board</text:span></text:p>
      <text:p text:style-name="P27"/>
      <text:p text:style-name="P26"><text:tab/><text:span text:style-name="T6">NUM_COLS:</text:span><text:span text:style-name="T4"> integer</text:span></text:p>
      <text:p text:style-name="P26"><text:tab/><text:span text:style-name="T4">The number of columns in the Connect Four board</text:span></text:p>
      <text:p text:style-name="P17"/>
      <text:p text:style-name="P13">Defined Types:</text:p>
      <text:p text:style-name="P28"><text:tab/><text:span text:style-name="T5">Token:</text:span> an enumeration with elements: EMPTY, RED, BLUE</text:p>
      <text:p text:style-name="P28"><text:tab/>The type of the <text:span text:style-name="T19">elements</text:span> that are contained in, inserted to, and returned from the ADT <text:tab/>Board</text:p>
      <text:p text:style-name="P28"/>
      <text:p text:style-name="P28"><text:tab/><text:span text:style-name="T5">Board:</text:span> a pointer or reference to the board “object”</text:p>
      <text:p text:style-name="P28"><text:tab/>Variables of this type are instances of the ADT Board</text:p>
      <text:p text:style-name="P19"/>
      <text:p text:style-name="P16">Access programs:</text:p>
      <text:p text:style-name="P1"><text:tab/><text:span text:style-name="T7">board_create:</text:span></text:p>
      <text:p text:style-name="P2"><text:tab/><text:span text:style-name="T17">Return Type: Board</text:span></text:p>
      <text:p text:style-name="P2"><text:span text:style-name="T17"><text:tab/>Parameters: None</text:span></text:p>
      <text:p text:style-name="P2"><text:span text:style-name="T17"><text:tab/>Creates and returns a Board object, with all cells initialized to EMPTY. Terminates the <text:tab/>program if the board cannot be created.</text:span></text:p>
      <text:p text:style-name="P2"/>
      <text:p text:style-name="P2"><text:tab/><text:span text:style-name="T15">board_destroy:</text:span></text:p>
      <text:p text:style-name="P2"><text:tab/><text:span text:style-name="T17">Return Type: void</text:span></text:p>
      <text:p text:style-name="P2"><text:tab/><text:span text:style-name="T17">Parameters: Board b</text:span></text:p>
      <text:p text:style-name="P3"><text:tab/><text:span text:style-name="T18">Frees the memory allocated to the Board b.</text:span></text:p>
      <text:p text:style-name="P3"/>
      <text:p text:style-name="P3"><text:span text:style-name="T18"><text:tab/></text:span><text:span text:style-name="T8">board_checkCell:</text:span></text:p>
      <text:p text:style-name="P3"><text:span text:style-name="T18"><text:tab/>Return Type: Token</text:span></text:p>
      <text:p text:style-name="P3"><text:span text:style-name="T18"><text:tab/>Parameters: Board b, integer row, integer col</text:span></text:p>
      <text:p text:style-name="P4"><text:soft-page-break/><text:tab/><text:span text:style-name="T19">Returns the value of the board element in (row, col).</text:span></text:p>
      <text:p text:style-name="P4"/>
      <text:p text:style-name="P4"><text:span text:style-name="T19"><text:tab/></text:span><text:span text:style-name="T9">board_dropToken</text:span><text:span text:style-name="T19">:</text:span></text:p>
      <text:p text:style-name="P4"><text:span text:style-name="T19"><text:tab/>Return Type: integer</text:span></text:p>
      <text:p text:style-name="P4"><text:span text:style-name="T19"><text:tab/>Parameters: Board b, Token token, integer col</text:span></text:p>
      <text:p text:style-name="P4"><text:tab/><text:span text:style-name="T20">Inserts the token, into the board b, in the column col. The inserted position is <text:tab/>determined by where the token would fall in a physical Connect Four board, by gravity.</text:span></text:p>
      <text:p text:style-name="P4"><text:tab/><text:span text:style-name="T20">Specifically, the token will be inserted into the position (row, col) such that the board b<text:tab/></text:span></text:p>
      <text:p text:style-name="P4"><text:tab/><text:span text:style-name="T20">has the value EMPTY at (row, col) and row is as large as possible. The function returns </text:span></text:p>
      <text:p text:style-name="P10"><text:tab/><text:span text:style-name="T21">0 if the token was successfully inserted into the board and -1 if it wasn't successful (the <text:tab/>column is already full or it was passed a NULL pointer for b).</text:span></text:p>
      <text:p text:style-name="P4"/>
      <text:p text:style-name="P4"><text:tab/><text:span text:style-name="T10">board_dropPosition:</text:span></text:p>
      <text:p text:style-name="P4"><text:tab/><text:span text:style-name="T22">Return Type: integer</text:span></text:p>
      <text:p text:style-name="P4"><text:tab/><text:span text:style-name="T22">Parameters: Board b, integer col</text:span></text:p>
      <text:p text:style-name="P10"><text:tab/><text:span text:style-name="T22">Returns the row where a token be inserted by the board_dropToken (see <text:tab/>board_dropToken). Returns -1 if the column is already fullor it was passed a NULL <text:tab/>pointer for b.</text:span></text:p>
      <text:p text:style-name="P4"/>
      <text:p text:style-name="P4"><text:tab/><text:span text:style-name="T11">board_empty:</text:span></text:p>
      <text:p text:style-name="P4"><text:tab/><text:span text:style-name="T23">Return Type: void</text:span></text:p>
      <text:p text:style-name="P4"><text:tab/><text:span text:style-name="T23">Parameters: Board b</text:span></text:p>
      <text:p text:style-name="P4"><text:tab/><text:span text:style-name="T24">Sets all cells of the board b to EMPTY.</text:span></text:p>
      <text:p text:style-name="P4"/>
      <text:p text:style-name="P24">--- I<text:span text:style-name="T25">mplementation</text:span> ---</text:p>
      <text:p text:style-name="P12"/>
      <text:p text:style-name="P5"><text:span text:style-name="T1">Uses:</text:span></text:p>
      <text:p text:style-name="P32"><text:tab/><text:span text:style-name="T25">board.h</text:span></text:p>
      <text:p text:style-name="P32"><text:tab/><text:span text:style-name="T25">stdio.h</text:span></text:p>
      <text:p text:style-name="P32"><text:tab/><text:span text:style-name="T25">stdlib.h</text:span></text:p>
      <text:p text:style-name="P32"><text:tab/><text:span text:style-name="T28">assert.h</text:span></text:p>
      <text:p text:style-name="P18"/>
      <text:p text:style-name="P14">Type Definitions/Structure,Union,Enumeration Declarations:</text:p>
      <text:p text:style-name="P30"><text:tab/><text:span text:style-name="T12">board_type:</text:span><text:span text:style-name="T26"> The internal representation of the board ADT; a structure of a two <text:tab/>dimensional array of type Token.</text:span></text:p>
      <text:p text:style-name="P30"><text:tab/>struct board_type {</text:p>
      <text:p text:style-name="P29"><text:s text:c="3"/><text:tab/><text:tab/><text:span text:style-name="T26">T</text:span>oken board[NUM_ROWS][NUM_COLS];</text:p>
      <text:p text:style-name="P29"><text:tab/>};</text:p>
      <text:p text:style-name="P20"/>
      <text:p text:style-name="P21"><text:span text:style-name="T3">Variables</text:span>:</text:p>
      <text:p text:style-name="P33"><text:tab/>None</text:p>
      <text:p text:style-name="P18"/>
      <text:p text:style-name="P15">Access Programs:</text:p>
      <text:p text:style-name="P22"><text:tab/><text:span text:style-name="T16">Board board_create(void)</text:span></text:p>
      <text:p text:style-name="P22"><text:soft-page-break/><text:span text:style-name="T27"><text:tab/>Creates an empty board by allocating memory of size the structure board_type. </text:span></text:p>
      <text:p text:style-name="P31"><text:tab/></text:p>
      <text:p text:style-name="P6"><text:span text:style-name="T19"><text:tab/>Board b = (Board) malloc(sizeof(struct board_type));</text:span></text:p>
      <text:p text:style-name="P34"><text:s text:c="2"/><text:tab/>board_empty(b);</text:p>
      <text:p text:style-name="P34"><text:s text:c="2"/><text:tab/>return b;</text:p>
      <text:p text:style-name="P3"/>
      <text:p text:style-name="P3"><text:tab/><text:span text:style-name="T28">void board_destroy(Board b)</text:span></text:p>
      <text:p text:style-name="P7"><text:tab/><text:span text:style-name="T28">Deallocates the memory associated with b.</text:span></text:p>
      <text:p text:style-name="P7"/>
      <text:p text:style-name="P7"><text:span text:style-name="T28"><text:tab/>free(b);</text:span></text:p>
      <text:p text:style-name="P7"><text:span text:style-name="T28"><text:tab/>return;</text:span></text:p>
      <text:p text:style-name="P7"/>
      <text:p text:style-name="P8"><text:tab/><text:span text:style-name="T14">Token board_checkCell(Board b, int row, int col)</text:span></text:p>
      <text:p text:style-name="P8"><text:tab/><text:span text:style-name="T29">Return the value of the board element at (row, col) by accessing the two-dimensional <text:tab/>array in the structure that b points to.</text:span></text:p>
      <text:p text:style-name="P8"/>
      <text:p text:style-name="P8"><text:tab/><text:span text:style-name="T29">assert(b != NULL);</text:span></text:p>
      <text:p text:style-name="P35"><text:s text:c="3"/><text:tab/>if (b == NULL) return EMPTY;</text:p>
      <text:p text:style-name="P35"><text:s text:c="3"/><text:tab/>return b-&gt;board[row][col];</text:p>
      <text:p text:style-name="P8"/>
      <text:p text:style-name="P9"><text:span text:style-name="T28"><text:tab/></text:span><text:span text:style-name="T13">int board_dropToken(Board b, Token token, int col)</text:span></text:p>
      <text:p text:style-name="P36"><text:tab/><text:span text:style-name="T20">Inserts the token, into the board b, in the column col. The inserted position is <text:tab/>determined by where the token would fall in a physical Connect Four board, by gravity.</text:span></text:p>
      <text:p text:style-name="P9"><text:tab/><text:span text:style-name="T20">Specifically, the token will be inserted into the position (row, col) such that the board b<text:tab/></text:span></text:p>
      <text:p text:style-name="P9"><text:tab/><text:span text:style-name="T20">has the value EMPTY at (row, col) and row is as large as possible. The function returns </text:span></text:p>
      <text:p text:style-name="P9"><text:tab/><text:span text:style-name="T21">0 if the token was successfully inserted into the board and -1 if it wasn't successful (the <text:tab/>column is already full or it was passed a NULL pointer for b).</text:span></text:p>
      <text:p text:style-name="P9"/>
      <text:p text:style-name="P36"><text:tab/>assert(0 &lt;= col &amp;&amp; col &lt; NUM_COLS);</text:p>
      <text:p text:style-name="P36"><text:s text:c="3"/><text:tab/>if (b == NULL) return -1;</text:p>
      <text:p text:style-name="P36"><text:s text:c="3"/><text:tab/>int row;</text:p>
      <text:p text:style-name="P36"></text:p>
      <text:p text:style-name="P36"><text:s text:c="2"/><text:tab/>if ((row = board_dropPosition(b, col)) != -1) {</text:p>
      <text:p text:style-name="P36"><text:tab/><text:tab/>b-&gt;board[row][col] = token;</text:p>
      <text:p text:style-name="P36"><text:tab/><text:tab/>return 0;</text:p>
      <text:p text:style-name="P36"><text:tab/>}</text:p>
      <text:p text:style-name="P36"><text:tab/>return -1;</text:p>
      <text:p text:style-name="P36"><text:tab/></text:p>
      <text:p text:style-name="P37"><text:tab/><text:span text:style-name="T5">int board_dropPosition(Board b, int col)</text:span></text:p>
      <text:p text:style-name="P37"><text:tab/><text:span text:style-name="T22">Returns the row where a token be inserted by the board_dropToken (see <text:tab/>board_dropToken). Returns -1 if the column is already full </text:span>or it was passed a NULL <text:tab/>pointer <text:span text:style-name="T31">for b. This was done by looping down the column of the two-dimensional array <text:tab/>as long as the next element in the column was empty. </text:span></text:p>
      <text:p text:style-name="P37"/>
      <text:p text:style-name="P37"><text:tab/>assert(0 &lt;= col &amp;&amp; col &lt; NUM_COLS);</text:p>
      <text:p text:style-name="P37"><text:tab/>if (b == NULL) return -1;</text:p>
      <text:p text:style-name="P37"><text:tab/>int row;</text:p>
      <text:p text:style-name="P37"></text:p>
      <text:p text:style-name="P37"><text:soft-page-break/><text:tab/>if (b-&gt;board[0][col] != EMPTY) return -1;</text:p>
      <text:p text:style-name="P37"><text:tab/>for (row = 0; row + 1 &lt; NUM_ROWS &amp;&amp; b-&gt;board[row + 1][col] == EMPTY; row++);</text:p>
      <text:p text:style-name="P37"><text:tab/>return row;</text:p>
      <text:p text:style-name="P37"></text:p>
      <text:p text:style-name="P37"><text:tab/><text:span text:style-name="T5">void board_empty(Board b)</text:span></text:p>
      <text:p text:style-name="P38"><text:tab/><text:span text:style-name="T24">Sets all cells of the board b to EMPTY by looping through every element in the two-<text:tab/>dimensional array and setting its value to EMPTY.</text:span></text:p>
      <text:p text:style-name="P37"/>
      <text:p text:style-name="P37"><text:tab/>if (b == NULL) return;</text:p>
      <text:p text:style-name="P37"><text:tab/>int row, col;</text:p>
      <text:p text:style-name="P37"></text:p>
      <text:p text:style-name="P37"><text:tab/>for (row = 0; row &lt; NUM_ROWS; row++)</text:p>
      <text:p text:style-name="P37"><text:s text:c="3"/><text:tab/><text:tab/>for (col = 0; col &lt; NUM_COLS; col++)</text:p>
      <text:p text:style-name="P37"><text:s text:c="6"/><text:tab/><text:tab/>b-&gt;board[row][col] = EMPTY;</text:p>
      <text:p text:style-name="P37"></text:p>
      <text:p text:style-name="P37"><text:s text:c="3"/><text:tab/>return;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12:56:39.223004733</meta:creation-date>
    <dc:date>2015-02-13T19:57:05.364781701</dc:date>
    <meta:editing-duration>PT6H47M46S</meta:editing-duration>
    <meta:editing-cycles>18</meta:editing-cycles>
    <meta:generator>LibreOffice/4.2.7.2$Linux_X86_64 LibreOffice_project/420m0$Build-2</meta:generator>
    <meta:document-statistic meta:table-count="0" meta:image-count="0" meta:object-count="0" meta:page-count="4" meta:paragraph-count="108" meta:word-count="737" meta:character-count="4544" meta:non-whitespace-character-count="3722"/>
  </office:meta>
</office:document-meta>
</file>